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MPORTANCE OF LOVE (1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IMPORTANCE OF LOVE (13:1-3)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ift of tongues is useless without it (13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ift of prophecy is useless without it (13:2a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gift of knowledge is useless without it (13:2b).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gift of faith is useless without it (13:2c).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The gift of giving is useless without it (13:3).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1 Corinthians 13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IMPORTANCE OF LOVE (13:1-3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IMPECCABILITY OF LOVE (13:4-7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IMPECCABILITY OF LOVE (13:4-7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In relation to saints (13:4a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In relation to self (13:4b-5a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In relation to sin (13:5b-6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In relation to situations (13:7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1 Corinthians 13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IMPORTANCE OF LOVE (13:1-3)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IMPECCABILITY OF LOVE (13:4-7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INDESTRUCTIBILITY OF LOVE (13:8-12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THE INDESTRUCTIBILITY OF LOVE (13:8-12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Unlike the other gifts, love is permanent (13:8).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Unlike the other gifts, love is permanent (13:8).<text:s text:c="1"/></text:span><text:span text:style-name="a530" text:class-names=""/></text:p>
          </draw:text-box>
          <svg:title/>
          <svg:desc/>
        </draw:frame>
        <draw:frame draw:id="id96" presentation:style-name="a545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Prophecy will cease (13:8a).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ongues will cease (13:8b).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Knowledge will cease (13:8c).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8" draw:style-name="a546" draw:master-page-name="Master1-Layout12-tx-Title-and-Text" presentation:presentation-page-layout-name="Master1-PPL12" draw:id="Slide-263">
        <draw:frame draw:id="id97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THE INDESTRUCTIBILITY OF LOVE (13:8-12)<text:s text:c="1"/></text:span><text:span text:style-name="a548" text:class-names=""/></text:p>
          </draw:text-box>
          <svg:title/>
          <svg:desc/>
        </draw:frame>
        <draw:frame draw:id="id98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Unlike the other gifts, love is permanent (13:8).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Unlike other gifts, love is complete (13:9-12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9" draw:style-name="a561" draw:master-page-name="Master1-Layout1-title-Title-Slide" presentation:presentation-page-layout-name="Master1-PPL1" draw:id="Slide-264">
        <draw:frame draw:id="id99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<text:s text:c="1"/>Unlike other gifts, love is complete (13:9-12):<text:s text:c="1"/></text:span><text:span text:style-name="a563" text:class-names=""/></text:p>
          </draw:text-box>
          <svg:title/>
          <svg:desc/>
        </draw:frame>
        <draw:frame draw:id="id100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child/adult illustration (13:9-11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0" draw:style-name="a571" draw:master-page-name="Master1-Layout12-tx-Title-and-Text" presentation:presentation-page-layout-name="Master1-PPL12" draw:id="Slide-265">
        <draw:frame draw:id="id101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child/adult illustration (13:9-11)<text:s text:c="1"/></text:span><text:span text:style-name="a573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gifts, if used without love, may be likened to the attitudes and actions of an immature child (13:9-11a).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Love may be likened to the attitudes and actions of a mature adult (13:11b).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Unlike other gifts, love is complete (13:9-12):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The child/adult illustration (13:9-11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The mirror/face-to-face illustration (13:12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mirror/face-to-face illustration (13:12)<text:s text:c="1"/></text:span><text:span text:style-name="a603" text:class-names=""/></text:p>
          </draw:text-box>
          <svg:title/>
          <svg:desc/>
        </draw:frame>
        <draw:frame draw:id="id106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In the present, through the gifts, we see but a mirror like reflection of God (13:12a).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In the future, through love, we will see God face-to-face (13:12b).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3" draw:style-name="a616" draw:master-page-name="Master1-Layout12-tx-Title-and-Text" presentation:presentation-page-layout-name="Master1-PPL12" draw:id="Slide-268">
        <draw:frame draw:id="id107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<text:s text:c="1"/>Unlike other gifts, love is complete (13:9-12):<text:s text:c="1"/></text:span><text:span text:style-name="a618" text:class-names=""/></text:p>
          </draw:text-box>
          <svg:title/>
          <svg:desc/>
        </draw:frame>
        <draw:frame draw:id="id108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child/adult illustration (13:9-11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mirror/face-to-face illustration (13:12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4" draw:style-name="a631" draw:master-page-name="Master1-Layout12-tx-Title-and-Text" presentation:presentation-page-layout-name="Master1-PPL12" draw:id="Slide-269">
        <draw:frame draw:id="id109" presentation:style-name="a635" draw:name="Title 1" svg:x="1.38in" svg:y="0.4in" svg:width="10.6in" svg:height="1.44965in" presentation:class="title" presentation:placeholder="false">
          <draw:text-box>
            <text:p text:style-name="a634" text:class-names="" text:cond-style-name=""><text:span text:style-name="a632" text:class-names="">THE INDESTRUCTIBILITY OF LOVE (13:8-12)<text:s text:c="1"/></text:span><text:span text:style-name="a633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38">
              <text:list-item>
                <text:p text:style-name="a637" text:class-names="" text:cond-style-name=""><text:span text:style-name="a636" text:class-names=""><text:s text:c="1"/>Unlike the other gifts, love is permanent (13:8).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Unlike other gifts, love is complete (13:9-12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1 Corinthians 13<text:s text:c="1"/></text:span><text:span text:style-name="a648" text:class-names=""/></text:p>
          </draw:text-box>
          <svg:title/>
          <svg:desc/>
        </draw:frame>
        <draw:frame draw:id="id112" presentation:style-name="a666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THE IMPORTANCE OF LOVE (13:1-3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IMPECCABILITY OF LOVE (13:4-7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INDESTRUCTIBILITY OF LOVE (13:8-12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THE INVINCIBILITY OF LOVE (13:13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/></text:p>
              </text:list-item>
            </text:list>
          </draw:text-box>
          <svg:title/>
          <svg:desc/>
        </draw:frame>
      </draw:page>
      <draw:page draw:name="Slide16" draw:style-name="a667" draw:master-page-name="Master1-Layout12-tx-Title-and-Text" presentation:presentation-page-layout-name="Master1-PPL12" draw:id="Slide-271">
        <draw:frame draw:id="id113" presentation:style-name="a671" draw:name="Title 1" svg:x="1.38in" svg:y="0.4in" svg:width="10.6in" svg:height="1.44965in" presentation:class="title" presentation:placeholder="false">
          <draw:text-box>
            <text:p text:style-name="a670" text:class-names="" text:cond-style-name=""><text:span text:style-name="a668" text:class-names="">THE INVINCIBILITY OF LOVE (13:13)<text:s text:c="1"/></text:span><text:span text:style-name="a669" text:class-names=""/></text:p>
          </draw:text-box>
          <svg:title/>
          <svg:desc/>
        </draw:frame>
        <draw:frame draw:id="id114" presentation:style-name="a681" draw:name="Text Placeholder 2" svg:x="1.38in" svg:y="2in" svg:width="9.4in" svg:height="4.75868in" presentation:class="outline" presentation:placeholder="false">
          <draw:text-box>
            <text:list text:style-name="a674">
              <text:list-item>
                <text:p text:style-name="a673" text:class-names="" text:cond-style-name=""><text:span text:style-name="a672" text:class-names=""><text:s text:c="1"/>Faith and hope are among God's greatest gifts (13:13a).<text:s text:c="1"/></text:span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><text:s text:c="1"/>Love is God's greatest gift (13:13b).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</draw:text-box>
          <svg:title/>
          <svg:desc/>
        </draw:frame>
      </draw:page>
      <draw:page draw:name="Slide17" draw:style-name="a682" draw:master-page-name="Master1-Layout12-tx-Title-and-Text" presentation:presentation-page-layout-name="Master1-PPL12" draw:id="Slide-272">
        <draw:frame draw:id="id115" presentation:style-name="a686" draw:name="Title 1" svg:x="1.38in" svg:y="0.4in" svg:width="10.6in" svg:height="1.44965in" presentation:class="title" presentation:placeholder="false">
          <draw:text-box>
            <text:p text:style-name="a685" text:class-names="" text:cond-style-name=""><text:span text:style-name="a683" text:class-names="">1 Corinthians 13<text:s text:c="1"/></text:span><text:span text:style-name="a684" text:class-names=""/></text:p>
          </draw:text-box>
          <svg:title/>
          <svg:desc/>
        </draw:frame>
        <draw:frame draw:id="id116" presentation:style-name="a702" draw:name="Text Placeholder 2" svg:x="1.38in" svg:y="2in" svg:width="9.4in" svg:height="4.75868in" presentation:class="outline" presentation:placeholder="false">
          <draw:text-box>
            <text:list text:style-name="a689">
              <text:list-item>
                <text:p text:style-name="a688" text:class-names="" text:cond-style-name=""><text:span text:style-name="a687" text:class-names="">THE IMPORTANCE OF LOVE (13:1-3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THE IMPECCABILITY OF LOVE (13:4-7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INDESTRUCTIBILITY OF LOVE (13:8-12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THE INVINCIBILITY OF LOVE (13:13)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3 </dc:title>
    <meta:initial-creator>David STRICKLAND</meta:initial-creator>
    <dc:creator>David STRICKLAND</dc:creator>
    <meta:creation-date>2020-02-24T11:15:17Z</meta:creation-date>
    <dc:date>2020-02-24T11:15:17Z</dc:date>
    <meta:template xlink:href="BibleStudy" xlink:type="simple"/>
    <meta:editing-cycles>1</meta:editing-cycles>
    <meta:editing-duration>PT0S</meta:editing-duration>
    <meta:document-statistic meta:paragraph-count="59" meta:word-count="533"/>
  </office:meta>
</office:document-meta>
</file>